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35de0f"/>
    </style:style>
    <style:style style:name="T3" style:family="text">
      <style:text-properties officeooo:rsid="00195db8"/>
    </style:style>
    <style:style style:name="T4" style:family="text">
      <style:text-properties fo:font-size="16pt" officeooo:rsid="00184efa" style:font-size-asian="16pt" style:font-size-complex="16pt"/>
    </style:style>
    <style:style style:name="T5" style:family="text">
      <style:text-properties fo:font-size="16pt" officeooo:rsid="003772fa" style:font-size-asian="16pt" style:font-size-complex="16pt"/>
    </style:style>
    <style:style style:name="T6" style:family="text">
      <style:text-properties fo:font-size="16pt" officeooo:rsid="003772fa" style:font-size-asian="16pt" style:font-size-complex="16pt" loext:padding="0cm" loext:border="none"/>
    </style:style>
    <style:style style:name="T7" style:family="text">
      <style:text-properties fo:font-size="16pt" officeooo:rsid="00396e9b" style:font-size-asian="16pt" style:font-size-complex="16pt" loext:padding="0cm" loext:border="none"/>
    </style:style>
    <style:style style:name="T8" style:family="text">
      <style:text-properties officeooo:rsid="00366cf8"/>
    </style:style>
    <style:style style:name="T9" style:family="text">
      <style:text-properties officeooo:rsid="003772fa"/>
    </style:style>
    <style:style style:name="T10" style:family="text">
      <style:text-properties officeooo:rsid="0037e9e1"/>
    </style:style>
    <style:style style:name="T11" style:family="text">
      <style:text-properties officeooo:rsid="0038df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3">de </text:span><text:span text:style-name="T10">16</text:span><text:span text:style-name="T3">h</text:span><text:span text:style-name="T10">0</text:span><text:span text:style-name="T3">0 </text:span><text:span text:style-name="T8">à 1</text:span><text:span text:style-name="T10">7</text:span><text:span text:style-name="T8">h</text:span><text:span text:style-name="T10">3</text:span><text:span text:style-name="T8">0</text:span> :</text:p>
      <text:list text:style-name="L1">
        <text:list-item>
          <text:p text:style-name="P6">DAVID Gabriel  (<text:span text:style-name="T9">présentiel</text:span>) : <text:span text:style-name="T9">A aider Leny avec la gestion des polygones </text:span><text:span text:style-name="T11">(ramplacement des Qpolygone par des QRect)</text:span></text:p>
        </text:list-item>
      </text:list>
      <text:list text:style-name="L2">
        <text:list-item>
          <text:p text:style-name="P7"><text:span text:style-name="T4">GUILMIN Leny  (</text:span><text:span text:style-name="T5">présentiel</text:span><text:span text:style-name="T4">) : </text:span><text:span text:style-name="T6">Gestion des polygones pour l’affichage et le placement des produits</text:span></text:p>
        </text:list-item>
        <text:list-item>
          <text:p text:style-name="P7"><text:span text:style-name="T4">FONTAINE Aurélien  (</text:span><text:span text:style-name="T5">présentiel</text:span><text:span text:style-name="T4">) : </text:span><text:span text:style-name="T7">Ajout du programme de Mr. COZOT pour générer des images depuis internet et résolution du problème de la réinitialisation des filtres et produi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5de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4T17:34:37.757000000</dc:date>
    <meta:editing-duration>PT2H40M36S</meta:editing-duration>
    <meta:editing-cycles>3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9" meta:word-count="90" meta:character-count="555" meta:non-whitespace-character-count="473"/>
  </office:meta>
</office:document-meta>
</file>